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19pt"/>
    </style:style>
    <style:style style:name="co3" style:family="table-column">
      <style:table-column-properties fo:break-before="auto" style:column-width="69.65pt"/>
    </style:style>
    <style:style style:name="co4" style:family="table-column">
      <style:table-column-properties fo:break-before="auto" style:column-width="97.71pt"/>
    </style:style>
    <style:style style:name="co5" style:family="table-column">
      <style:table-column-properties fo:break-before="auto" style:column-width="75.26pt"/>
    </style:style>
    <style:style style:name="co6" style:family="table-column">
      <style:table-column-properties fo:break-before="auto" style:column-width="72.45pt"/>
    </style:style>
    <style:style style:name="co7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Info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7" table:number-rows-spanned="14">
            <text:p>Data used to configure the model.</text:p>
            <text:p>“delaySpeed” is the value used for speedCalculationDelay</text:p>
            <text:p>“timePerSteep” is the time in ms we wait before going from a step to another</text:p>
            <text:p>A delaySpeed of 50 gives a speed LSB of 20 steps/s</text:p>
            <text:p><text:span text:style-name="T1">A delaySpeed of 300 gives a speed LSB of 3.33 steps/s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</table:table>
      <table:table table:name="delaySpeed50_timePerStep1000_" table:style-name="ta1">
        <table:shapes>
          <draw:frame draw:z-index="0" draw:style-name="gr1" draw:text-style-name="P1" svg:width="452.86pt" svg:height="254.92pt" svg:x="519.08pt" svg:y="103.66pt">
            <draw:object draw:notify-on-update-of-ranges="delaySpeed50_timePerStep1000_.A2:delaySpeed50_timePerStep1000_.A31 delaySpeed50_timePerStep1000_.B1:delaySpeed50_timePerStep1000_.B1 delaySpeed50_timePerStep1000_.B2:delaySpeed50_timePerStep1000_.B31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9" table:default-cell-style-name="ce2"/>
        <table:table-row table:style-name="ro2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20" calcext:value-type="float">
            <text:p>420</text:p>
          </table:table-cell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580" calcext:value-type="float">
            <text:p>58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 office:value-type="float" office:value="759" calcext:value-type="float">
            <text:p>759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880" calcext:value-type="float">
            <text:p>880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1060" calcext:value-type="float">
            <text:p>106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80" calcext:value-type="float">
            <text:p>1380</text:p>
          </table:table-cell>
          <table:table-cell office:value-type="float" office:value="1360" calcext:value-type="float">
            <text:p>136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520" calcext:value-type="float">
            <text:p>152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00" calcext:value-type="float">
            <text:p>1700</text:p>
          </table:table-cell>
          <table:table-cell office:value-type="float" office:value="1680" calcext:value-type="float">
            <text:p>1680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1840" calcext:value-type="float">
            <text:p>184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2160" calcext:value-type="float">
            <text:p>216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2340" calcext:value-type="float">
            <text:p>234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2480" calcext:value-type="float">
            <text:p>248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float" office:value="2680" calcext:value-type="float">
            <text:p>268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840" calcext:value-type="float">
            <text:p>2840</text:p>
          </table:table-cell>
          <table:table-cell office:value-type="float" office:value="2820" calcext:value-type="float">
            <text:p>282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2960" calcext:value-type="float">
            <text:p>296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20" calcext:value-type="float">
            <text:p>3120</text:p>
          </table:table-cell>
          <table:table-cell office:value-type="float" office:value="3100" calcext:value-type="float">
            <text:p>3100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3340" calcext:value-type="float">
            <text:p>334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500" calcext:value-type="float">
            <text:p>3500</text:p>
          </table:table-cell>
          <table:table-cell office:value-type="float" office:value="3480" calcext:value-type="float">
            <text:p>348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 office:value-type="float" office:value="3660" calcext:value-type="float">
            <text:p>3660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3820" calcext:value-type="float">
            <text:p>382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3980" calcext:value-type="float">
            <text:p>3980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140" calcext:value-type="float">
            <text:p>4140</text:p>
          </table:table-cell>
          <table:table-cell office:value-type="float" office:value="4159" calcext:value-type="float">
            <text:p>4159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500" calcext:value-type="float">
            <text:p>4500</text:p>
          </table:table-cell>
          <table:table-cell office:value-type="float" office:value="4480" calcext:value-type="float">
            <text:p>4480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2" office:value-type="float" office:value="4660" calcext:value-type="float">
            <text:p>4660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19:01:59.495865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6:35:10.669008509</meta:creation-date>
    <dc:date>2016-02-21T19:02:53.240177675</dc:date>
    <meta:editing-duration>PT15H13M36S</meta:editing-duration>
    <meta:editing-cycles>40</meta:editing-cycles>
    <meta:generator>LibreOffice/4.4.2.2$Linux_X86_64 LibreOffice_project/40m0$Build-2</meta:generator>
    <meta:document-statistic meta:table-count="2" meta:cell-count="156" meta:object-count="1"/>
  </office:meta>
</office:document-meta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8.994cm" xlink:href=".." xlink:type="simple" chart:class="chart:scatter" chart:style-name="ch1">
        <chart:legend chart:legend-position="end" svg:x="12.516cm" svg:y="3.552cm" style:legend-expansion="high" chart:style-name="ch2"/>
        <chart:plot-area chart:style-name="ch3" table:cell-range-address="delaySpeed50_timePerStep1000_.A2:delaySpeed50_timePerStep1000_.B31 delaySpeed50_timePerStep1000_.B1:delaySpeed50_timePerStep1000_.B1" chart:data-source-has-labels="row" svg:x="0.319cm" svg:y="0.179cm" svg:width="11.878cm" svg:height="8.636cm">
          <chartooo:coordinate-region svg:x="1.311cm" svg:y="0.378cm" svg:width="10.514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50_timePerStep1000_.B2:delaySpeed50_timePerStep1000_.B31" chart:label-cell-address="delaySpeed50_timePerStep1000_.B1:delaySpeed50_timePerStep1000_.B1" chart:class="chart:scatter">
            <chart:domain table:cell-range-address="delaySpeed50_timePerStep1000_.A2:delaySpeed50_timePerStep1000_.A31"/>
            <chart:regression-curve chart:style-name="ch7">
              <chart:equation chart:display-equation="true" chart:display-r-square="false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
(unit steps/s)</text:p>
                <draw:g>
                  <svg:desc>delaySpeed50_timePerStep1000_.B1:delaySpeed50_timePerStep1000_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Speed50_timePerStep1000_.A2:delaySpeed50_timePerStep1000_.A31</svg:desc>
                </draw:g>
              </table:table-cell>
              <table:table-cell office:value-type="float" office:value="0">
                <text:p>0</text:p>
                <draw:g>
                  <svg:desc>delaySpeed50_timePerStep1000_.B2:delaySpeed50_timePerStep1000_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4660">
                <text:p>466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